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Modelagem de dados de um sistema</text:p>
      <text:p text:style-name="Standard"/>
      <text:p text:style-name="Standard">O ato de modelar previamente algo que deverá ser construído, em diversas áreas, permite uma visão preliminar, e agrega diversas vantagens no processo e na qualidade ao produto final. Na Engenharia Civil, existem diversos tipos de plantas, e na Engenharia Elétrica, por exemplo, os esquemáticos são exemplos de modelos e diagramas frutos de uma modelagem. Na computação, especificamente no trato com dados, os modelos de entidades-relacionamento (MER) e o modelo relacional são nossos exemplos.</text:p>
      <text:p text:style-name="Standard"/>
      <text:p text:style-name="Standard">Dentre as vantagens de uma modelagem, Booch (2012) comenta sobre a possibilidade de melhorar a compreensão do que está sendo concebido, a melhor comunicação entre as partes, a especificação para a construção e a automatização de tarefas subsequentes.</text:p>
      <text:p text:style-name="Standard"/>
      <text:p text:style-name="Standard">Imagine que você foi destacado para ser o projetista de dados do cenário de uma pizzaria na internet e precisa realizar a modelagem de dados. Uma breve descrição do cenário seria: “o cardápio da pizzaria possui itens de cardápio, que são as pizzas, bebidas e sobremesas, e cada item apresenta um código para identificação, a descrição e o seu valor. Um cliente, ao acessar o site , realiza seu cadastro com Nome, Endereço, Telefone e outros, e daí pode fazer seu pedido. Ao pedir, ele adicionará os itens do cardápio que deseja, indicará a quantidade e, ao final, faz o pagamento via cartão de crédito. Diante do pedido, a pizzaria prepara a pizza e, conforme passa pelos estágios de produção, o status do pedido é modificado para o cliente acompanhar seu pedido”.</text:p>
      <text:p text:style-name="Standard"/>
      <text:p text:style-name="Standard">Essa é uma descrição simplificada, mas típica, que pode constar em uma ata de reunião ou documento equivalente, e que permite que um projetista de dados realize as tarefas de modelagem. São momentos iniciais no processo de desenvolvimento do software .</text:p>
      <text:p text:style-name="Standard">Vamos Praticar</text:p>
      <text:p text:style-name="Standard"/>
      <text:p text:style-name="Standard">Diante da descrição exposta, convido você a instalar uma ferramenta de modelagem de dados, que pode ser o BrModelo para o MER e o MySQL para o WorkBench. Uma vez instaladas, realize a modelagem de entidade e relacionamento do cenário e depois faça a modelagem relacional equivalente. Ao final, disponibilize seu trabalho no fórum da seção.</text:p>
      <text:p text:style-name="Standard">Referências</text:p>
      <text:p text:style-name="Standard"/>
      <text:p text:style-name="Standard">BOOCH, G.; RUMBAUGH, J.; JACOBSON, I. U. Guia do Usuário . Rio de Janeiro: Elsevier, 201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28:57.235074474</meta:creation-date>
    <dc:date>2022-04-19T19:30:01.256481849</dc:date>
    <meta:editing-duration>PT1M4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9" meta:word-count="366" meta:character-count="2245" meta:non-whitespace-character-count="1888"/>
  </office:meta>
</office:document-meta>
</file>